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24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5.53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3.81cm" svg:height="5.08cm" svg:x="11.16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3.81cm" svg:height="1.27cm" svg:x="11.16cm" svg:y="7.35cm">
          <text:p text:style-name="P1">ID</text:p>
          <draw:enhanced-geometry svg:viewBox="0 0 21600 21600" draw:type="rectangle" draw:enhanced-path="M 0 0 L 21600 0 21600 21600 0 21600 0 0 Z N"/>
        </draw:custom-shape>
        <draw:frame draw:style-name="gr3" draw:text-style-name="P2" draw:layer="controls" svg:width="3.81cm" svg:height="3.493cm" svg:x="11.16cm" svg:y="8.937cm">
          <draw:text-box>
            <text:p>Username</text:p>
            <text:p/>
            <text:p>Password</text:p>
          </draw:text-box>
        </draw:frame>
        <draw:custom-shape draw:style-name="gr4" draw:text-style-name="P1" draw:layer="controls" svg:width="6.032cm" svg:height="5.08cm" svg:x="17.51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3.81cm" svg:height="1.27cm" svg:x="17.51cm" svg:y="7.35cm">
          <text:p text:style-name="P1">ID</text:p>
          <draw:enhanced-geometry svg:viewBox="0 0 21600 21600" draw:type="rectangle" draw:enhanced-path="M 0 0 L 21600 0 21600 21600 0 21600 0 0 Z N"/>
        </draw:custom-shape>
        <draw:frame draw:style-name="gr3" draw:text-style-name="P2" draw:layer="controls" svg:width="6.032cm" svg:height="3.493cm" svg:x="17.51cm" svg:y="8.937cm">
          <draw:text-box>
            <text:p>spot_username</text:p>
            <text:p/>
            <text:p>Passwor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7T08:52:31.231564529</meta:creation-date>
    <dc:date>2021-09-27T10:58:33.743878269</dc:date>
    <meta:editing-duration>PT1H55M52S</meta:editing-duration>
    <meta:editing-cycles>1</meta:editing-cycles>
    <meta:document-statistic meta:object-count="6"/>
    <meta:generator>LibreOffice/7.1.6.2.0$Linux_X86_64 LibreOffice_project/10$Build-2</meta:generator>
  </office:meta>
</office:document-meta>
</file>